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Lef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EST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EST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en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TEST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tt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EST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EST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rth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TEST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ut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EST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EST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s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TEST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EST1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ow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EST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wher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TEST789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8">09/08/2009</text:date>, <text:time>09:5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ea Frederick</meta:initial-creator>
    <meta:creation-date>2009-09-03T11:51:06.58</meta:creation-date>
    <dc:date>2009-09-08T09:57:27.66</dc:date>
    <dc:creator>Shea Frederick</dc:creator>
    <meta:editing-duration>PT90H57M36S</meta:editing-duration>
    <meta:editing-cycles>3</meta:editing-cycles>
    <meta:generator>OpenOffice.org/3.0$Win32 OpenOffice.org_project/300m15$Build-9379</meta:gener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